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54.26pt"/>
    </style:style>
    <style:style style:name="co69" style:family="table-column">
      <style:table-column-properties fo:break-before="auto" style:column-width="50.66pt"/>
    </style:style>
    <style:style style:name="co70" style:family="table-column">
      <style:table-column-properties fo:break-before="auto" style:column-width="131.05pt"/>
    </style:style>
    <style:style style:name="co71" style:family="table-column">
      <style:table-column-properties fo:break-before="auto" style:column-width="46.15pt"/>
    </style:style>
    <style:style style:name="co72" style:family="table-column">
      <style:table-column-properties fo:break-before="auto" style:column-width="201.86pt"/>
    </style:style>
    <style:style style:name="co73" style:family="table-column">
      <style:table-column-properties fo:break-before="auto" style:column-width="152.96pt"/>
    </style:style>
    <style:style style:name="co74" style:family="table-column">
      <style:table-column-properties fo:break-before="auto" style:column-width="5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10" calcext:value-type="currency">
            <text:p>$1,11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70" calcext:value-type="currency">
            <text:p>$1,67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299" calcext:value-type="currency">
            <text:p>$1,299</text:p>
          </table:table-cell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5])" office:value-type="float" office:value="49.5" calcext:value-type="float">
            <text:p>49.50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0" calcext:value-type="currency">
            <text:p>$1,24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7" calcext:value-type="currency">
            <text:p>$1,247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5];['Short List'.F15];['Short List'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6];['Short List'.F16];['Short List'.H16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420" calcext:value-type="currency">
            <text:p>$1,420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6:.V16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6:.AA1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0.66666666667" calcext:value-type="currency">
            <text:p>$1,321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195.75" calcext:value-type="currency">
            <text:p>$1,196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1" calcext:value-type="currency">
            <text:p>$1,10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3.66666666667" calcext:value-type="currency">
            <text:p>$1,084</text:p>
          </table:table-cell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77" calcext:value-type="currency">
            <text:p>$1,17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89" calcext:value-type="currency">
            <text:p>$1,189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324" calcext:value-type="currency">
            <text:p>$1,324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41" table:default-cell-style-name="ce5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</table:table-row>
      </table:table>
      <table:table table:name="Walmart South Bay" table:style-name="ta1">
        <table:table-column table:style-name="co68" table:default-cell-style-name="Default"/>
        <table:table-column table:style-name="co69" table:default-cell-style-name="Default"/>
        <table:table-column table:style-name="co70" table:default-cell-style-name="ce20"/>
        <table:table-column table:style-name="co71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2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office:value-type="string" calcext:value-type="string">
            <text:p>Georgetown Walmart</text:p>
          </table:table-cell>
          <table:table-cell office:value-type="float" office:value="78628" calcext:value-type="float">
            <text:p>78628</text:p>
          </table:table-cell>
          <table:table-cell office:value-type="currency" office:currency="USD" office:value="85219" calcext:value-type="currency">
            <text:p>$85,219</text:p>
          </table:table-cell>
          <table:table-cell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office:value-type="string" calcext:value-type="string">
            <text:p>Sunset Valley Walmart</text:p>
          </table:table-cell>
          <table:table-cell office:value-type="float" office:value="78735" calcext:value-type="float">
            <text:p>78735</text:p>
          </table:table-cell>
          <table:table-cell office:value-type="currency" office:currency="USD" office:value="98290" calcext:value-type="currency">
            <text:p>$98,290</text:p>
          </table:table-cell>
          <table:table-cell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office:value-type="string" calcext:value-type="string">
            <text:p>E Whitestone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Walton Way Cedar Park Walmart</text:p>
          </table:table-cell>
          <table:table-cell office:value-type="float" office:value="78613" calcext:value-type="float">
            <text:p>78613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3" table:default-cell-style-name="Default"/>
        <table:table-column table:style-name="co74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</text:p>
          </table:table-cell>
          <table:table-cell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</table:table-row>
        <table:table-row table:style-name="ro1">
          <table:table-cell office:value-type="string" calcext:value-type="string">
            <text:p>Transport to Hotel</text:p>
          </table:table-cell>
          <table:table-cell office:value-type="string" calcext:value-type="string">
            <text:p>Wingz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16:31:33.613463639</dc:date>
    <meta:editing-duration>P16DT22H24M48S</meta:editing-duration>
    <meta:editing-cycles>330</meta:editing-cycles>
    <meta:generator>LibreOffice/5.1.6.2$Linux_X86_64 LibreOffice_project/10m0$Build-2</meta:generator>
    <meta:document-statistic meta:table-count="9" meta:cell-count="4893" meta:object-count="0"/>
  </office:meta>
</office:document-meta>
</file>